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weight="bold" style:font-weight-asian="bold" style:font-weight-complex="bold"/>
    </style:style>
    <style:style style:name="P3" style:family="paragraph" style:parent-style-name="Standard">
      <style:paragraph-properties fo:margin-left="1.244cm" fo:margin-right="0cm" fo:text-indent="0cm" style:auto-text-indent="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margin-left="1.244cm" fo:margin-right="0cm" fo:text-indent="0cm" style:auto-text-indent="false"/>
      <style:text-properties fo:font-size="12pt" fo:font-weight="normal" style:font-size-asian="12pt" style:font-weight-asian="normal" style:font-size-complex="12pt" style:font-weight-complex="normal"/>
    </style:style>
    <style:style style:name="P5" style:family="paragraph" style:parent-style-name="Standard" style:list-style-name="L3">
      <style:paragraph-properties fo:margin-left="1.244cm" fo:margin-right="0cm" fo:text-indent="0cm" style:auto-text-indent="false"/>
      <style:text-properties fo:font-size="12pt" fo:font-weight="normal" style:font-size-asian="12pt" style:font-weight-asian="normal" style:font-size-complex="12pt" style:font-weight-complex="normal"/>
    </style:style>
    <style:style style:name="P6" style:family="paragraph" style:parent-style-name="Standard" style:list-style-name="L4">
      <style:paragraph-properties fo:margin-left="1.244cm" fo:margin-right="0cm" fo:text-indent="0cm" style:auto-text-indent="false"/>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1.244cm" fo:margin-right="0cm" fo:text-indent="0cm" style:auto-text-indent="false"/>
      <style:text-properties fo:font-size="12pt" fo:font-weight="bold" style:font-size-asian="12pt" style:font-weight-asian="bold" style:font-size-complex="12pt" style:font-weight-complex="bold"/>
    </style:style>
    <style:style style:name="P8" style:family="paragraph" style:parent-style-name="Standard" style:list-style-name="L2">
      <style:paragraph-properties fo:margin-left="1.244cm" fo:margin-right="0cm" fo:text-indent="0cm" style:auto-text-indent="false"/>
      <style:text-properties fo:font-size="12pt" fo:font-weight="bold" style:font-size-asian="12pt" style:font-weight-asian="bold" style:font-size-complex="12pt" style:font-weight-complex="bold"/>
    </style:style>
    <style:style style:name="P9" style:family="paragraph" style:parent-style-name="Standard" style:list-style-name="L4">
      <style:paragraph-properties fo:margin-left="1.244cm" fo:margin-right="0cm" fo:text-indent="0cm"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list-style-name="L4">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list-style-name="L6">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list-style-name="L7">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list-style-nam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1" style:family="text">
      <style:text-properties fo:language="ru" fo:country="RU"/>
    </style:style>
    <style:style style:name="T2" style:family="text">
      <style:text-properties fo:language="ru" fo:country="RU" fo:font-weight="bold" style:font-weight-asian="bold" style:font-weight-complex="bold"/>
    </style:style>
    <text:list-style style:name="L1">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269038" text:style-name="L1">
        <text:list-item>
          <text:p text:style-name="P2"><text:span text:style-name="T1">Перспективы развития культурного общества.</text:span></text:p>
          <text:p text:style-name="P1"><text:span text:style-name="T1">Информационное общество как социальная, экономическая и культурная система стало объектом внимания исследователей уже с 60-х гг. XX века, когда стали очевидными черты смены парадигмы эпохи. В это же время конституировался и сам термин «информационное общество», введенный в научный оборот почти одновременно американскими и японскими исследователями. </text:span></text:p>
          <text:p text:style-name="P1"><text:span text:style-name="T1"/></text:p>
          <text:p text:style-name="P1"><text:span text:style-name="T1">Основным признаком и качественным параметром общества нового типа была признана особая роль знания и основанных на нем технологий, доминирование информации, ускорение технического прогресса, уменьшение доли материального производства в совокупном общественном продукте, развитие сектора услуг, повышение качества жизни. </text:span></text:p>
          <text:p text:style-name="P1"><text:span text:style-name="T1"/></text:p>
          <text:p text:style-name="P1"><text:span text:style-name="T1">Формирование концепций информационного общества было обусловлено стремительными изменениями в технологической сфере, что привело к доминированию цивилизационного подхода к историческому процессу, позволяющему фиксировать различные стадии цивилизационного развития человечества по пути технологического прогресса.</text:span></text:p>
        </text:list-item>
        <text:list-item>
          <text:p text:style-name="P2"><text:span text:style-name="T1">Культра первобытного общества.</text:span></text:p>
        </text:list-item>
      </text:list>
      <text:p text:style-name="P3"><text:span text:style-name="T1">Впервые причастность охотников и собирателей каменного века к изобразительному искусству была засвидетельствована знаменитым археологом</text:span></text:p>
      <text:p text:style-name="P3"><text:span text:style-name="T1"><text:s/>Эдуардом Ларте, нашедшим в 1837 г. в гроте Шаффо пластинку с гравировкой.</text:span></text:p>
      <text:p text:style-name="P3"><text:span text:style-name="T1"><text:s/>Он же обнаружил изображение мамонта на куске мамонтовой кости в гроте Ла</text:span></text:p>
      <text:p text:style-name="P3"><text:span text:style-name="T1"><text:s/>Мадлен (Франция).</text:span></text:p>
      <text:p text:style-name="P3"><text:span text:style-name="T1">Памятники палеолитического, мезолитического и охотничьего неолитического искусства показывают нам, на чем в тот период сосредоточилось внимание людей. Роспись и гравюры на скалах, скульптуры из камня, глины, дерева, рисунки на сосудах посвящены исключительно сценам охоты на промысловых животных.</text:span></text:p>
      <text:p text:style-name="P3"><text:span text:style-name="T1">развитие верхнепалеолитического изобразительного творчества, связанного с появлением выразительных художественных образов в цвете и объемном изображении.</text:span></text:p>
      <text:p text:style-name="P3"><text:span text:style-name="T1"><text:s/>Наиболее характерные образы живописи этого периода представлены пещерными росписями. Рисунки нанесены охрой и другими красками, секрет которых не найден и поныне. Палитра каменного века видна, в ней четыре основные краски: черная, белая, красная и желтая. Две первые употреблялись довольно редко.</text:span></text:p>
      <text:p text:style-name="P3"><text:span text:style-name="T1"/></text:p>
      <text:p text:style-name="P3"><text:span text:style-name="T1"><text:s/>Подобные этапы можно проследить и при изучении музыкального пласта первобытного искусства. Музыкальное начало не было отделено от движения, жестов, возгласов и мимики.</text:span></text:p>
      <text:p text:style-name="P3"><text:span text:style-name="T1"/></text:p>
      <text:p text:style-name="P3"><text:span text:style-name="T1"><text:s/>Музыкальный элемент натуральной пантомимы включал: имитацию звуков природы – звукоподражательные мотивы; искусственную интонационную форму – мотивы, с зафиксированным звуковысотным положением тона; интонационное творчество; двух - и трезвучные мотивы.</text:span></text:p>
      <text:list xml:id="list40639930" text:style-name="L2">
        <text:list-item>
          <text:p text:style-name="P4"><text:span text:style-name="T2">Культура Древних цивилизаций.</text:span></text:p>
          <text:p text:style-name="P8"><text:span text:style-name="T1"><text:s/></text:span><text:span text:style-name="T1">Египет</text:span></text:p>
          <text:p text:style-name="P4"><text:span text:style-name="T1"><text:s/>Эта древняя земледельческая цивилизация начала формироваться в 4 в. до нашей эры. История государства и культуры Египта делится на несколько периодов: Раннее, Древнее, Среднее и Новое царство. Ранний Египет — это было время образования рабовладельческого строя и деспотического государства, на протяжении которого сформировалась характерное для древних египтян религиозное верование: культ природы и предков, астральный и загробный культы, фетишизм, тотемизм, анимизм и </text:span><text:soft-page-break/><text:span text:style-name="T1">магия. В культовом строительстве начал широко использоваться камень.Среди наибольших достижений художественного творчества этого периода образ царицы Нефертити из скульптурной мастерской в Ахетатоне, золотая маска фараона Тутанхамона и росписи гробниц в долине царей вблизи Фив. Они продолжали характерную для Древнего Востока традицию изображения головы и ног фигуры в профиль, а торса — в фас.Открытие иероглифов как письменности способствовало развитию таких жанров словесности как мифы, сказки, байки, молитвы, гимны, плачи, эпитафии, повести, любовная лирика и даже философские диалоги и политические трактаты, позднее появляется религиозная драма и светский театр. Бурное развитие искусства в древнеегипетском обществе привело к появлению 1-х в мире письменно зафиксированных эстетических и философских размышлений. Именно здесь впервые в истории мировой культуры возник гуманизм.</text:span></text:p>
        </text:list-item>
      </text:list>
      <text:p text:style-name="P7"><text:span text:style-name="T1">Культура Др. Китая</text:span></text:p>
      <text:p text:style-name="P3"><text:span text:style-name="T1"><text:s/>Наиболее древ. периодом китайской цивилизации считается эпоха сущ-ния государства Шан, рабовладельческой страны в долине реки Хуанхэ. Ее столицей стал город Шан, давший наз. стране и правящей династии царей. Позже ее завоевали др. китайские племена, наз. новое царство Чжоу. Впоследствии оно распалось на пять независимых княжеств. Уже в эпоху Шан была открыта идеографическая письменность, кот. путем долгого усовершенствования превратилась в иероглифическую каллиграфию, а также был составлен в основных чертах месячный календарь. Во время ранней императорской эпохи Др. К. внес в мир. культуру такие открытия как компас и спидометр, сейсмограф. Позже были изобретены книгопечатание и порох. Именно в К. в области письменности и книгопечатания открыли бумагу и подвижный шрифт, а в военной технике — пушки и стремена. Также был изобретены механич. часы и произошли технич. усовершенствования в обл. шелкоткатства.</text:span></text:p>
      <text:p text:style-name="P3"><text:span text:style-name="T1"><text:s/>В мат-ке выдающимся китайским достижением было использование десятичных дробей и пустой позиции для обозначения 0, вычисление числа П, открытие метода решения уравнений с двумя и тремя неизвестными. Древ. китайцы были образованными астрономами, составили одну из первых в мире звездных карт. Поскольку древнекитайское общ-во было аграрным, централизованная бюрократия должна была решать сложные технические вопросы, связанные в первую очередь с использованием и охраной водных ресурсов, поэтому высокого развития в Др. К. достигли астрономия, знание календарных расчетов и астрологических прогнозов, мат-ка, физика и гидротехника в их инженерном использовании. Важным оставалось также строительство фортов, направленное прежде всего на охрану внешних границ империи от вторжений воинственных кочевников с Севера.</text:span></text:p>
      <text:p text:style-name="P7"><text:span text:style-name="T1">Эллинская культура</text:span></text:p>
      <text:p text:style-name="P3"><text:span text:style-name="T1"><text:s/>Эллины поклонялись божествам, представляющим разные силы природы, общественные силы и явления, героям — мифическим предкам племен и родов, основателям городов. В мифах сохранились наслоения разных эпох — от древнего поклонения растениям и животным до антропоморфизма — обожествления человека, представления богов в образах молодых, прекрасных и бессмертных людей. Одним из наибольших приобретений культуры Др. Гр. есть произведения Гомера “Илиада” и “Одиссея” , возникла лирика, одним из первых лир. поэтов считается Архилох. На о-ве Лесбос творила Сапфо, творчество кот. было вершиной лирики Др. Гр. В 7в. до н.э. появляются постройки из камня. Гл. образом это храмы.</text:span></text:p>
      <text:p text:style-name="P3"><text:span text:style-name="T1"><text:s/>В процессе формирования гр. арактеры возникают 3 основных направления: дорическое(применяли в основном на Пелопоннесе, отличается простотой и суровостью форм) , ионический(легкость, стройность, декоративность) , коринфский(утонченность) . Храмы арх. периода: Аполлона в Коринфе и Геры в Пестуме. В скульптуре арх. периода основное место занимает изображение чел-ка. </text:span></text:p>
      <text:p text:style-name="P3"><text:soft-page-break/><text:span text:style-name="T1">а)Архаический период.</text:span></text:p>
      <text:p text:style-name="P3"><text:span text:style-name="T1"><text:s/>В истории Др. Гр. 8-6в. до н.э. характеризуются большими переменами в хоз. деятельности, соц. жизни, культуре. Одним из наибольших приобретений культуры Арх. периода есть произведения Гомера “Илиада” и “Одиссея” </text:span></text:p>
      <text:p text:style-name="P3"><text:span text:style-name="T1">б)Классический период.</text:span></text:p>
      <text:p text:style-name="P3"><text:span text:style-name="T1"><text:s/>В кл. период развивается драматургия. Возникновение гр. театра было связано с культом бога виноделия Диониса. Актеры выступали в козлиных шкурах и поэтому этот жанр получил название “трагедия” (“песнь козлов” ) . Известными драматургами этого периода были Эсхил(“Закованный Прометей” ) , Софокл(“Антигона” и “Царь Эдип” ) , Еврипид(“Медея” , “Электра” ) .</text:span></text:p>
      <text:p text:style-name="P3"><text:span text:style-name="T1">в)Эллинизм</text:span></text:p>
      <text:p text:style-name="P3"><text:span text:style-name="T1"><text:s/>Период от начала похода А. Македонского на Восток до завоевания РимомЕгипта назван эллинским. Для него характерно расширение взаимосвязей и взаимовлияний гр. и вост. культур. Лишившись полисной ограниченность, гр. культура впитывала в себя вост. эл-ты. Эти изменения нашли свое проявление в религии, ф-фии, литературе. Возникли новые ф-фских школы. Наиболее известны в этом периоде учения стоиков (основатель Зенон) и философия Эпикура(последователь Демокрита) . В литературе в период эллинизма растет внимание к человеку. Пользовалась успехом комедия. Быстрый рост городов, стремление правителей прославить мощь своих гос-в содействовали развитию арактеры, особенно искусства городского планирования и виды искусства, связанные с украшением зданий — мозаика, декоративная скульптура, расписная керамика.</text:span></text:p>
      <text:list xml:id="list41226483" text:style-name="L3">
        <text:list-item>
          <text:p text:style-name="P5"><text:span text:style-name="T1">Культура Реформации.</text:span></text:p>
          <text:p text:style-name="P5"><text:span text:style-name="T1">Реформа́ция (лат. reformatio — исправление, восстановление) — массовое религиозное и общественно-политическое движение в Западной и Центральной Европе XVI — начала XVII веков, направленное на реформирование католического христианства в соответствии с Библией.</text:span></text:p>
          <text:p text:style-name="P5"><text:span text:style-name="T1">Её началом принято считать выступление доктора богословия Виттенбергского университета Мартина Лютера: 31 октября 1517 года он прибил к дверям виттенбергской Замковой церкви свои «95 тезисов», в которых выступал против существующих злоупотреблений католической церкви, в частности против продажи индульгенций[прим. 1]. Концом Реформации историки считают подписание Вестфальского мира в 1648 году, по итогам которого религиозный фактор перестал играть существенную роль в европейской политике.</text:span></text:p>
          <text:p text:style-name="P5"><text:span text:style-name="T1"><text:s/>В конечном итоге Реформация породила новое направление в христианстве, которое стало духовной </text:span></text:p>
          <text:p text:style-name="P5"><text:span text:style-name="T1"><text:s/>основой западной цивилизации - протестантизм. От католичества отошла часть населения Европы: Англия, Шотландия, Дания, Швеция, Норвегия, Голландия, Финляндия, Швейцария, часть Германии, Чехии и т.д. Да и в самом католичестве происходили существенные изменения. Протестантизм освободил людей от давления религии в практической жизни. Религия стала личным делом человека. Религиозное сознание сменилось светским мировоззрением.</text:span></text:p>
        </text:list-item>
      </text:list>
      <text:list xml:id="list41519875" text:style-name="L4">
        <text:list-item>
          <text:p text:style-name="P9"><text:span text:style-name="T1">Реформы Петра 1</text:span></text:p>
          <text:p text:style-name="P11"><text:span text:style-name="T1">Слово “учиться” стало лейтмотивом всех петровских преобразований. Петр с большим уважением относился к наукам и учению. По некоторым сведениям, Петр 1 в совершенстве освоил 14 специальностей, мог своими руками от начала до конца построить морское судно. Во время второго заграничного путешествия в 1717 г. Ему было присвоено звание почетного члена французской Академии наук. Задумал Петр создать и Российскую академию. В 1724 г. он подписал указ о ее основании: ”…учинить академию, в которой бы учились языкам, также прочим наукам и знатным художествам, и переводили бы книги ”.</text:span></text:p>
          <text:p text:style-name="P11"><text:span text:style-name="T1">Что <text:s/>было особенно важным, что Российская академия находилась на содержании государства, в то время как иностранные академии вынуждены были сами изыскивать </text:span><text:soft-page-break/><text:span text:style-name="T1">средства для существования. <text:s/>Петр ассигновал на Академию наук 25 тысяч рублей в год и обещал академикам “довольное жалованье”, квартиру, дрова, свечи. Самих же академиков приглашали из-за границы. В их числе были ученые с мировым именем – математики Леонард Эйлер и Даниил Бернулли. Впоследствии Эйлер, автор более 800 работ, <text:s/>признавался: ”я всем обязан своему пребыванию в Петербургской Академии”. В состав Академии помимо научно-исследовательской части входили библиотека, Кунсткамера, обсерватория, типография, анатомический театр, ботанический сад и граверная палата. Академический университет явился первым светским учебным заведением стремя факультетами: юридическим, медицинским, философским. Создание Академии положило начало не только науке, но и высшему светскому образованию в России. </text:span></text:p>
          <text:p text:style-name="P11"><text:span text:style-name="T1"/></text:p>
          <text:p text:style-name="P11"><text:span text:style-name="T1">Образование Петр ставил во главу всех реформ. В Москве одна за другой открывались школы – навигацкая, инженерная, артиллерийская, медицинская, немецкая. Еще со времен первой поездки за границу, Петр вынашивал план создания морской школы в России. В 1701 г. его указом открывается в Москве Навигацкая школа. В составлении программы принимал участие сам царь, упор делался на математические и морские науки – арифметика, геометрия, тригонометрия, астрономия, навигация. Дворяне в новое учебное заведение поступали неохотно, поэтому приходилось их брать “с принуждением”. Около пятисот учеников школы получали ”кормовые деньги”, а те, <text:s/>кто победнее, еще и одежду. Школа просуществовала до 1715 г. и передала эстафету открывшейся в Петербурге Морской Академии.</text:span></text:p>
          <text:p text:style-name="P11"><text:span text:style-name="T1"/></text:p>
          <text:p text:style-name="P11"><text:span text:style-name="T1">В 1703 г. открылась Немецкая школа, которую можно считать первой российской гимназией. Обучались в ней дети мелких царских чиновников. Возглавил школу немецкий пастор Эрнест Глюк, попавший в плен во время <text:s/>Северной войны. Любопытно, что до его пленения в его доме в Мариенбурге воспитывалась Марта Скавронская, <text:s/>будущая русская императрица Екатерина 1 – жена Петра.</text:span></text:p>
          <text:p text:style-name="P11"><text:span text:style-name="T1"/></text:p>
          <text:p text:style-name="P11"><text:span text:style-name="T1">В 1714 г. Петр 1 подписал указы об обязательном обучении дворянских детей цифири и геометрии. Стали создаваться цифирные школы, где помимо дворян обучались дети приказных, служилых и посадских людей. Время от времени царь устраивал в Москве или Петербурге смотры служивших и неслуживших взрослых дворян и недорослей, и нередко сам распределял их по полкам и школам, а также определял, кому учиться в России, а кому за границей. При Петре появился обычай посылать дворян учиться за границу. Для многих это было тяжелым испытанием: будущий известный дипломат Петр Толстой отправился учиться в Италию в 52 года, будучи уже дедушкой. Во Франции русские гардемарины голодали, т.к. <text:s/>жалованье приходило с большим опозданием. Царь был тверд <text:s/>в своем намерении заставить дворян учиться.</text:span></text:p>
          <text:p text:style-name="P11"><text:span text:style-name="T1"/></text:p>
          <text:p text:style-name="P11"><text:span text:style-name="T1">В петровское время юноши, <text:s/>закончив учебу к пятнадцати годам, <text:s/>обязаны были поступить на военную или гражданскую службу. Дворян на службу принимали по их годности, принимая во внимание внешний вид, способности, происхождение и состоятельность. По требованию Петра дворяне начинали служить с “фундаменту”, т.е. в армии и на флоте – рядовыми, в гражданском учреждении – низшим чиновником.</text:span></text:p>
          <text:p text:style-name="P11"><text:span text:style-name="T1">В 1722 г. была введена “Табель о рангах”, в соответствии с которой различались три вида службы : военная, штатская и придворная. Первые две делились на 14 рангов или классов. На военной службе низшим чином считался фендрик, позже прапорщик или корнет, высшим – генерал-фельдмаршал. На гражданской <text:s/>– коллежский регистратор и действительный тайный советник, <text:s/>или канцлер. Петр стремился пополнять ряды дворян за счет талантливых выходцев из других сословий. Недворянин, <text:s/>дослужившийся до прапорщика в армии, автоматически получал потомственное дворянство. “Табель о рангах” уравняла старое родовитое дворянство, кичившееся своим происхождением, и новую, безродную знать.</text:span></text:p>
          <text:p text:style-name="P6"><text:span text:style-name="T1">При Петре 1 появился и первый российский музей – Кунсткамера. Ее экспонатами </text:span><text:soft-page-break/><text:span text:style-name="T1">поначалу служили различные древние предметы и редкости, собранные царем во время заграничного путешествия. Во время второго путешествия царь приобрел в Данциге <text:s/>для Кунсткамеры коллекцию минералов и раковин, в Амстердаме – заспиртованных животных, рыб, змей <text:s/>и насекомых. Там же он приобрел уникальную анатомическую коллекцию. Собрание Кунсткамеры пополнялось также и отечественными редкостями. Петр издал указ с призывами к населению доставлять “ каменья необыкновенные, кости человеческие и скотския, рыбьи или птичьи, не такие , какие у нас ныне есть… старые надписи на каменьях, железе или меди, или какое старое, необыкновенное ружье, посуду и прочее все, что зело старо и необыкновенно…”. <text:s/>Присылавших диковины для музея поощряли солидным вознаграждением. Кунсткамера впервые была открыта для обозрения в палатах Кикина в 1719 году. Вскоре для Кунсткамеры на Васильевском острове выстроили отдельное здание. Здание Кунсткамеры венчает высокая башня, где размещалась одна из самых первых российских обсерваторий. По сей день в ней хранится Готторпский глобус диаметром в три с половиной метра. Сделан он был в Германии и подарен Петру 1 герцогом Голштинским. Снаружи глобус изображает Землю, а внутри – небесную сферу. Есть в нем дверца, через которую зрители проникали внутрь, и, усаживаясь на скамью, наблюдали за вращением. В движение глобус приводился водяным двигателем. Один оборот, как и в природе, совершался за сутки. <text:s/>Понимая значение музея для просвещения россиян, Петр 1 велел сделать вход бесплатным, “…если кто придет с компанией смотреть редкости, то угощать их на мой счет чашкою кофе, рюмкою вина или водки”. На эти цели из казны выделялась немалая по тем временам сумма – 499 рублей в год.</text:span></text:p>
        </text:list-item>
      </text:list>
      <text:list xml:id="list41530647" text:style-name="L5">
        <text:list-item>
          <text:p text:style-name="P14"><text:span text:style-name="T1">Просвещение</text:span></text:p>
        </text:list-item>
      </text:list>
      <text:p text:style-name="P10"><text:span text:style-name="T1">Просвещение — передача знаний, распространение знаний и культуры. Также под просвещением понимается идейное течение, основанное на убеждении в решающей роли разума и науки в познании «естественного порядка», соответствующего подлинной природе человека и общества. Невежество, мракобесие, религиозный фанатизм просветители считали причинами человеческих бедствий; выступали против феодально-абсолютистского режима, за политическую свободу, гражданское равенство. </text:span></text:p>
      <text:p text:style-name="P10"><text:span text:style-name="T1">Феодально-религиозным догмам о божественном происхождении монархической власти и всех феодальных установлений просветители противопоставили рационалистические теории общества и государства, морали и даже самой религии (деизм, идея «естественной религии», религии разума).</text:span></text:p>
      <text:p text:style-name="P10"><text:span text:style-name="T1"/></text:p>
      <text:p text:style-name="P10"><text:span text:style-name="T1">С культом разума связано стремление просветителей подчинить идеальному, разумному началу и общественный строй, государственные учреждения (которым надлежало, по их мнению, заботиться об «общем благе»), и жизнь людей (общественные нравы и обычаи). Феодальный строй и его институты расценивались как «неестественные», «неразумные». В вопросах общественного развития просветители были идеалистами; их теории, базировавшиеся на абстрактных представлениях о неизменной человеческой природе, о «человеке вообще», отличались антиисторизмом и метафизичностью. Но в тех условиях эти теории, в частности теория естественного права, исходившая из представления о прирождённом равенстве людей, идеологически обосновывали требования демократических свобод. Против феодально-абсолютистского государства была направлена теория общественного договора, согласно которой государство представляло собой не божественное установление, а институт, возникший путём заключения договора между людьми; эта теория давала право народу лишить власти государя, нарушающего условия договора, плохо охраняющего естественные права граждан. Некоторые из просветителей возлагали надежды на «просвещённого монарха», рассчитывая, что абсолютизм, уже лишивший политической независимости феодал-сеньоров, осуществивший преобразования, направленные на ликвидацию провинциальной обособленности и установление политического единства </text:span><text:soft-page-break/><text:span text:style-name="T1">нации, в дальнейшем проведёт необходимые буржуазные реформы, — возникла идея просвещённого абсолютизма. Однако та часть просветителей, которая в большей мере представляла интересы народа, шла значительно дальше, отстаивая идеи народного суверенитета и демократической республики.</text:span></text:p>
      <text:list xml:id="list41620111" text:style-name="L6">
        <text:list-item>
          <text:p text:style-name="P12"><text:span text:style-name="T1">Просвещенный абсолютизм Екатерины 2.</text:span></text:p>
          <text:p text:style-name="P12"><text:span text:style-name="T1">Есть основания считать, что Екатерина II, в молодые годы с жадностью штудировавшая труды французских просветителей — Вольтера, Руссо, Монтескье, Дидро, Даламбера, искренне увлекалась некоторыми их идеями. “Я хочу, чтобы страна и подданные были богаты, — вот принцип, от которого я отправляюсь, — писала она еще до воцарения. — ...Я хочу, чтоб повиновались законам, а не рабов...”. В течение двух лет Екатерина трудилась над программой своего царствования и предложила ее в 1767 г. в форме “Наказа” созванной Комиссии о сочинении нового Уложения. В качестве исходных положений в “Наказе” торжественно декларировались идеи естественного права и общего блага; объявлялось, что задача государства и власти — не та, “чтоб у людей отнять естественную их вольность, но чтобы действие их направить к получению самого большего ото всех добра”. Вместе с тем обосновывалась неограниченная власть, аргументы заимствовались у писателей просветительного направления— это огромность государственного “пространства”: “Государь есть самодержавный, ибо никакая другая, как только соединенная в его особе власть, не может действовати сходно со пространством столь великого государства”. Чтобы предотвратить вырождение монархии в деспотию, императрица предлагала утвердить в стране принцип строгой законности, установить равенство всех граждан перед законом. “Наказ” намечал также направления экономической политики — Екатерина II выступала против сохранения монополий, за свободу торговли и промышленности. Руководствуясь принципами французского Просвещения, автор “Наказа” принципиально высказывается против крепостного права, поскольку оно противоречит “закону естественному”, но требования освобождения “рабов” не выдвигала. Программа Екатерины II оказывалась, таким образом, внутренне противоречивой: с одной стороны, она провозглашала передовые истины просветительской философии, а с другой — сохраняла самодержавие, господство дворянства, крепостное право.</text:span></text:p>
        </text:list-item>
      </text:list>
      <text:p text:style-name="P10"><text:span text:style-name="T1">47 48. Русская культура 19в</text:span></text:p>
      <text:p text:style-name="P10"><text:span text:style-name="T1">Крепостное право, державшее в темноте и забитости крестьянство, царский произвол, подавляющий всякую живую мысль, общая экономическая отсталость России в сравнении с западноевропейскими странами препятствовали культурному прогрессу. И тем не менее, несмотря на эти неблагоприятные условия и даже вопреки им Россия в XIX в, сделала поистине гигантский скачок в развитии культуры, внесла громадный вклад в мировую культуру. Такой взлет русской культуры был обусловлен рядом факторов. В первую очередь он был связан с процессом формирования русской нации в переломную эпоху перехода от феодализма к капитализму, с ростом национального самосознания и являлся его выражением. Огромное значение имел и тот факт, что подъем русской национальной культуры совпал с началом революционно-освободительного движения в России.</text:span></text:p>
      <text:p text:style-name="P10"><text:span text:style-name="T1"><text:s/>Русская культура воспринимала лучшие достижения культур других стран и народов, не теряя при этом своей самобытности и в свою очередь оказывая влияние на развитие иных культур. Немалый след оставила в истории европейских народов, например, религиозная русская мысль. Русская философия и богословие оказали влияние на западноевропейскую культуру в первой половине XX в. благодаря трудам В. Соловьева, С. Булгакова, П. Флоренского, Н. Бердяева, М. Бакунина и многих других. Наконец, важнейшим фактором, давшим сильный толчок развитию русской культуры, явилась «гроза двенадцатого года». Подъем 'патриотизма в связи с Отечественной войной 1812 г. способствовал не только росту национального самосознания и формированию декабризма, но и развитию русской национальной культуры, В. Белинский писал: «1812 год, потрясши всю Россию, возбудил народное сознание и народную гордость». Культурно-исторический процесс в России в XIX — начале XX в.имеет свои особенности. Заметно ускорение его темпов, обусловленное </text:span><text:soft-page-break/><text:span text:style-name="T1">вышеотмеченными факторами. При этом, с одной стороны, происходила дифференциация (или специализация) различных сфер культурной деятельности (особенно в науке), а с другой — усложнение самого культурного процесса, т.е. большее «соприкосновение» и взаимовлияние различных областей культуры: философии и литературы, литературы, живописи и музыки и т.д. Необходимо отметить также усиление процессов диффузного взаимодействия между составляющими русской национальной культуры — официальной («высокой» профессиональной) культурой, опекаемой государством (церковь утрачивает духовную власть), и культурой народных масс («фольклорным» пластом»), которая берет начало в недрах восточнославянских родоплеменных союзов, формируется в Древней Руси и продолжает свое полнокровное существование на протяжении всей отечественной истории. В недрах официально-государственной культуры заметна прослойка «элитарной» культуры, обслуживающей господствующий класс (аристократию и царский двор) и обладающей особой восприимчивостью к иноземным новшествам. Достаточно вспомнить романтическую живопись О. Кипренского, В. Тропинина, К. Брюллова, А. Иванова и других крупных художников XIX в.</text:span></text:p>
      <text:list xml:id="list41676663" text:style-name="L7">
        <text:list-item>
          <text:p text:style-name="P13"><text:span text:style-name="T1">Особенности развития отечественной культуры в е годы Советской власти</text:span></text:p>
        </text:list-item>
      </text:list>
      <text:p text:style-name="P10"><text:span text:style-name="T1">В первое послеоктябрьское десятилетие закладывались основы новой советской культуры. Начало этого периода (1918-1921 годы) характеризуется разрушением и отрицанием традиционных ценностей (культура, мораль, религия, быт, право) и провозглашением новых ориентиров социокультурного развития: мировая революция, коммунистическое общество, всеобщее равенство и братство.</text:span></text:p>
      <text:p text:style-name="P10"><text:span text:style-name="T1"/></text:p>
      <text:p text:style-name="P10"><text:span text:style-name="T1">К особенностям культуры того времени, отражающим идеологический и практический опыт социалистического строительства, а также своеобразные культурные нормы, образцы и формы творческой деятельности, можно отнести следующие:</text:span></text:p>
      <text:p text:style-name="P10"><text:span text:style-name="T1"/></text:p>
      <text:p text:style-name="P10"><text:span text:style-name="T1">1. Утверждение в качестве первоосновы формирования новых социокультурных ценностей учения марксизма-ленинизма и научной концепции дарвинизма. </text:span></text:p>
      <text:p text:style-name="P10"><text:span text:style-name="T1"/></text:p>
      <text:p text:style-name="P10"><text:span text:style-name="T1">2. Активное использование культуры в уничтожении социального неравенства. </text:span></text:p>
      <text:p text:style-name="P10"><text:span text:style-name="T1"/></text:p>
      <text:p text:style-name="P10"><text:span text:style-name="T1">Ряд художников (К. Юон, М. Греков, И. Грабарь) уже в 1919 году создали картины, посвященные Красной Армии. Представители творческой интеллигенции, перешедшие на сторону Советской власти, получали повышенный паек и социальные льготы, что было немаловажно в условиях гражданской войны, когда право на паек имели только представители пролетариата. С 1920 года вводится звание "Народный артист республики". Одними из первых его получили М.Н. Ермолова, К.С. Станиславский, Л.В. Собинов.</text:span></text:p>
      <text:p text:style-name="P10"><text:span text:style-name="T1"/></text:p>
      <text:p text:style-name="P10"><text:span text:style-name="T1">В августе 1934 года был создан единый Союз писателей СССР, затем союзы художников, композиторов, архитекторов. Так были созданы творческие союзы, поставившие под жесткий контроль деятельность творческой интеллигенции страны. Исключение из союза вело не только к утрате определенных привилегий, но и к полной изоляции от потребителей искусства. Бюрократическая иерархия таких союзов обладала невысокой степенью самостоятельности, ей предписывалась роль исполнителя воли высшего партийного руководства.</text:span></text:p>
      <text:p text:style-name="P10"><text:span text:style-name="T1"/></text:p>
      <text:p text:style-name="P10"><text:span text:style-name="T1">Все деятели литературы и искусства были объединены в единые унифицированные союзы. Утвердился один-единственный художественный метод социалистического реализм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0M28S</meta:editing-duration>
    <meta:editing-cycles>5</meta:editing-cycles>
    <meta:generator>OpenOffice.org/3.3$Win32 OpenOffice.org_project/330m20$Build-9567</meta:generator>
    <dc:date>2012-01-16T22:01:00.86</dc:date>
    <dc:creator>Андрей Чепуренко</dc:creator>
    <meta:document-statistic meta:table-count="0" meta:image-count="0" meta:object-count="0" meta:page-count="7" meta:paragraph-count="60" meta:word-count="3276" meta:character-count="25181"/>
    <meta:user-defined meta:name="Info 1"/>
    <meta:user-defined meta:name="Info 2"/>
    <meta:user-defined meta:name="Info 3"/>
    <meta:user-defined meta:name="Info 4"/>
  </office:meta>
</office:document-meta>
</file>